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P5"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8"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margin-left="1.27cm" fo:margin-right="0cm" fo:margin-top="0.423cm" fo:margin-bottom="0.423cm" style:contextual-spacing="false"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737c9" style:font-name-asian="Times New Roman1" style:font-size-asian="14pt" style:font-name-complex="Times New Roman1" style:font-size-complex="14pt"/>
    </style:style>
    <style:style style:name="P15"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d6710" style:font-name-asian="Times New Roman1" style:font-size-asian="14pt" style:font-name-complex="Times New Roman1" style:font-size-complex="14pt"/>
    </style:style>
    <style:style style:name="P16"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210f51" style:font-name-asian="Times New Roman1" style:font-size-asian="14pt" style:font-name-complex="Times New Roman1" style:font-size-complex="14pt"/>
    </style:style>
    <style:style style:name="P17"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officeooo:paragraph-rsid="0025be50" style:font-name-asian="Times New Roman1" style:font-size-asian="14pt" style:font-name-complex="Times New Roman1" style:font-size-complex="14pt"/>
    </style:style>
    <style:style style:name="P18" style:family="paragraph" style:parent-style-name="Standard">
      <style:paragraph-properties fo:margin-left="1.27cm" fo:margin-right="0cm" fo:margin-top="0.423cm" fo:margin-bottom="0.423cm" style:contextual-spacing="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9"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0"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4pt" fo:font-weight="normal" officeooo:paragraph-rsid="001737c9" style:font-name-asian="Times New Roman1" style:font-size-asian="14pt" style:font-weight-asian="normal" style:font-name-complex="Times New Roman1" style:font-size-complex="14pt" style:font-weight-complex="normal"/>
    </style:style>
    <style:style style:name="P21"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22" style:family="paragraph" style:parent-style-name="Standard">
      <style:paragraph-properties fo:margin-left="0.751cm" fo:margin-right="0cm" fo:text-align="justify" style:justify-single-word="false" fo:text-indent="0cm" style:auto-text-indent="false"/>
      <style:text-properties style:font-name="Times New Roman" fo:font-size="13pt" style:font-name-asian="Times New Roman1" style:font-size-asian="13pt" style:font-name-complex="Times New Roman1" style:font-size-complex="13pt"/>
    </style:style>
    <style:style style:name="P23"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24" style:family="paragraph" style:parent-style-name="Standard">
      <style:paragraph-properties fo:margin-left="1.27cm" fo:margin-right="0cm"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25"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26"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27"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28" style:family="paragraph" style:parent-style-name="Standard">
      <style:paragraph-properties fo:margin-left="1.27cm" fo:margin-right="0cm" fo:margin-top="0.423cm" fo:margin-bottom="0cm" style:contextual-spacing="false" fo:text-align="center" style:justify-single-word="false" fo:text-indent="0cm"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29"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30"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9pt" officeooo:paragraph-rsid="0026e537" style:font-name-asian="Times New Roman1" style:font-size-asian="9pt" style:font-name-complex="Times New Roman1" style:font-size-complex="9pt"/>
    </style:style>
    <style:style style:name="P31"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officeooo:paragraph-rsid="001737c9"/>
    </style:style>
    <style:style style:name="P32" style:family="paragraph" style:parent-style-name="Standard">
      <style:paragraph-properties fo:margin-top="0cm" fo:margin-bottom="0cm" style:contextual-spacing="false" fo:line-height="150%" fo:text-align="justify" style:justify-single-word="false"/>
      <style:text-properties officeooo:paragraph-rsid="0026e537"/>
    </style:style>
    <style:style style:name="P33"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officeooo:paragraph-rsid="0026e537"/>
    </style:style>
    <style:style style:name="P34" style:family="paragraph" style:parent-style-name="List_20_Paragraph" style:list-style-name="WWNum1">
      <style:paragraph-properties fo:margin-left="1.752cm" fo:margin-right="0cm" fo:margin-top="0cm" fo:margin-bottom="0cm" style:contextual-spacing="true" fo:line-height="150%" fo:text-indent="-0.501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font-weight-complex="bold"/>
    </style:style>
    <style:style style:name="P35" style:family="paragraph" style:parent-style-name="List_20_Paragraph" style:list-style-name="WWNum4">
      <style:paragraph-properties fo:margin-left="1.501cm" fo:margin-right="0cm" fo:margin-top="0cm" fo:margin-bottom="0cm" style:contextual-spacing="true" fo:line-height="150%" fo:text-align="justify" style:justify-single-word="false" fo:text-indent="-0.501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font-weight-complex="bold"/>
    </style:style>
    <style:style style:name="P36" style:family="paragraph" style:parent-style-name="List_20_Paragraph" style:list-style-name="WWNum1">
      <style:paragraph-properties fo:margin-left="1.752cm" fo:margin-right="0cm" fo:margin-top="0cm" fo:margin-bottom="0cm" style:contextual-spacing="true" fo:line-height="150%" fo:text-align="justify" style:justify-single-word="false" fo:text-indent="-0.501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37" style:family="paragraph" style:parent-style-name="List_20_Paragraph" style:list-style-name="WWNum4">
      <style:paragraph-properties fo:margin-left="1.501cm" fo:margin-right="0cm" fo:margin-top="0cm" fo:margin-bottom="0cm" style:contextual-spacing="true" fo:line-height="150%" fo:text-align="justify" style:justify-single-word="false" fo:text-indent="-0.501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38" style:family="paragraph" style:parent-style-name="List_20_Paragraph" style:list-style-name="WWNum4">
      <style:paragraph-properties fo:margin-left="1.752cm" fo:margin-right="0cm" fo:margin-top="0cm" fo:margin-bottom="0cm" style:contextual-spacing="true" fo:line-height="150%" fo:text-align="justify" style:justify-single-word="false" fo:text-indent="-0.501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39" style:family="paragraph" style:parent-style-name="List_20_Paragraph" style:list-style-name="WWNum3">
      <style:paragraph-properties fo:margin-top="0cm" fo:margin-bottom="0cm" style:contextual-spacing="true" fo:line-height="150%" fo:text-align="justify" style:justify-single-word="false"/>
      <style:text-properties style:font-name="Times New Roman" fo:font-size="13pt" officeooo:paragraph-rsid="0026e537" style:font-name-asian="Times New Roman1" style:font-size-asian="13pt" style:font-name-complex="Times New Roman1" style:font-size-complex="13pt"/>
    </style:style>
    <style:style style:name="P40" style:family="paragraph" style:parent-style-name="Standard">
      <style:paragraph-properties fo:margin-left="0.501cm" fo:margin-right="0cm" fo:margin-top="0cm" fo:margin-bottom="0cm" style:contextual-spacing="false" fo:line-height="150%" fo:text-align="justify" style:justify-single-word="false" fo:text-indent="0cm" style:auto-text-indent="false"/>
      <style:text-properties fo:color="#000000" loext:opacity="100%" style:font-name="Times New Roman" fo:font-size="13pt" officeooo:paragraph-rsid="0026e537" style:font-name-asian="Times New Roman1" style:font-size-asian="13pt" style:font-name-complex="Times New Roman1" style:font-size-complex="13pt"/>
    </style:style>
    <style:style style:name="P4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text-underline-style="solid" style:text-underline-width="auto" style:text-underline-color="font-color"/>
    </style:style>
    <style:style style:name="P42" style:family="paragraph" style:parent-style-name="Standard">
      <style:paragraph-properties fo:margin-top="0cm" fo:margin-bottom="0cm" style:contextual-spacing="false" fo:line-height="100%" fo:text-align="justify" style:justify-single-word="false" style:vertical-align="baseline"/>
      <style:text-properties officeooo:paragraph-rsid="003a3aef"/>
    </style:style>
    <style:style style:name="P43" style:family="paragraph" style:parent-style-name="Standard">
      <style:paragraph-properties fo:margin-left="0.501cm" fo:margin-right="0cm" fo:margin-top="0cm" fo:margin-bottom="0cm" style:contextual-spacing="false" fo:line-height="100%" fo:text-align="justify" style:justify-single-word="false" fo:text-indent="0cm" style:auto-text-indent="false" style:vertical-align="baseline"/>
      <style:text-properties officeooo:paragraph-rsid="003a3aef"/>
    </style:style>
    <style:style style:name="P44"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officeooo:paragraph-rsid="003a3aef"/>
    </style:style>
    <style:style style:name="P45" style:family="paragraph" style:parent-style-name="Standard">
      <style:paragraph-properties fo:margin-left="1.27cm" fo:margin-right="0cm" fo:margin-top="0.423cm" fo:margin-bottom="0cm" style:contextual-spacing="false" fo:line-height="100%" fo:text-align="justify" style:justify-single-word="false" fo:text-indent="0cm" style:auto-text-indent="false" style:vertical-align="baseline"/>
      <style:text-properties officeooo:paragraph-rsid="003a3aef"/>
    </style:style>
    <style:style style:name="P46" style:family="paragraph" style:parent-style-name="Standard">
      <style:paragraph-properties fo:margin-left="1.27cm" fo:margin-right="0cm" fo:margin-top="0.353cm" fo:margin-bottom="0.282cm" style:contextual-spacing="false" fo:line-height="100%" fo:text-align="justify" style:justify-single-word="false" fo:text-indent="0cm" style:auto-text-indent="false" style:vertical-align="baseline"/>
      <style:text-properties officeooo:paragraph-rsid="003a3aef"/>
    </style:style>
    <style:style style:name="P47" style:family="paragraph" style:parent-style-name="Standard">
      <style:paragraph-properties fo:margin-left="0.501cm" fo:margin-right="0cm" fo:margin-top="0cm" fo:margin-bottom="0cm" style:contextual-spacing="false" fo:line-height="100%" fo:text-align="justify" style:justify-single-word="false" fo:text-indent="1.499cm" style:auto-text-indent="false" style:vertical-align="baseline"/>
      <style:text-properties officeooo:paragraph-rsid="003a3aef"/>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vertical-align="baseline"/>
      <style:text-properties officeooo:paragraph-rsid="003a3aef"/>
    </style:style>
    <style:style style:name="P49" style:family="paragraph" style:parent-style-name="Standard" style:list-style-name="WWNum12">
      <style:paragraph-properties fo:margin-top="0cm" fo:margin-bottom="0cm" style:contextual-spacing="false" fo:line-height="100%" fo:text-align="justify" style:justify-single-word="false" style:vertical-align="baseline"/>
      <style:text-properties officeooo:paragraph-rsid="003a3aef"/>
    </style:style>
    <style:style style:name="P50" style:family="paragraph" style:parent-style-name="Standard" style:list-style-name="WWNum7">
      <style:paragraph-properties fo:margin-top="0cm" fo:margin-bottom="0cm" style:contextual-spacing="false" fo:line-height="100%" fo:text-align="justify" style:justify-single-word="false" style:vertical-align="baseline"/>
      <style:text-properties officeooo:paragraph-rsid="003a3aef"/>
    </style:style>
    <style:style style:name="P51" style:family="paragraph" style:parent-style-name="Standard" style:list-style-name="WWNum13">
      <style:paragraph-properties fo:margin-top="0cm" fo:margin-bottom="0cm" style:contextual-spacing="false" fo:line-height="100%" fo:text-align="justify" style:justify-single-word="false" style:vertical-align="baseline"/>
      <style:text-properties officeooo:paragraph-rsid="003a3aef"/>
    </style:style>
    <style:style style:name="P52" style:family="paragraph" style:parent-style-name="Standard" style:list-style-name="WWNum8">
      <style:paragraph-properties fo:margin-top="0cm" fo:margin-bottom="0cm" style:contextual-spacing="false" fo:line-height="100%" fo:text-align="justify" style:justify-single-word="false" style:vertical-align="baseline"/>
      <style:text-properties officeooo:paragraph-rsid="003a3aef"/>
    </style:style>
    <style:style style:name="P53" style:family="paragraph" style:parent-style-name="Standard" style:list-style-name="WWNum14">
      <style:paragraph-properties fo:margin-top="0cm" fo:margin-bottom="0cm" style:contextual-spacing="false" fo:line-height="100%" fo:text-align="justify" style:justify-single-word="false" style:vertical-align="baseline"/>
      <style:text-properties officeooo:paragraph-rsid="003a3aef"/>
    </style:style>
    <style:style style:name="P54" style:family="paragraph" style:parent-style-name="Standard" style:list-style-name="WWNum9">
      <style:paragraph-properties fo:margin-top="0cm" fo:margin-bottom="0cm" style:contextual-spacing="false" fo:line-height="100%" fo:text-align="justify" style:justify-single-word="false" style:vertical-align="baseline"/>
      <style:text-properties officeooo:paragraph-rsid="003a3aef"/>
    </style:style>
    <style:style style:name="P55" style:family="paragraph" style:parent-style-name="Standard" style:list-style-name="WWNum15">
      <style:paragraph-properties fo:margin-top="0cm" fo:margin-bottom="0cm" style:contextual-spacing="false" fo:line-height="100%" fo:text-align="justify" style:justify-single-word="false" style:vertical-align="baseline"/>
      <style:text-properties officeooo:paragraph-rsid="003a3aef"/>
    </style:style>
    <style:style style:name="P56" style:family="paragraph" style:parent-style-name="Standard" style:list-style-name="WWNum10">
      <style:paragraph-properties fo:margin-top="0cm" fo:margin-bottom="0cm" style:contextual-spacing="false" fo:line-height="100%" fo:text-align="justify" style:justify-single-word="false" style:vertical-align="baseline"/>
      <style:text-properties officeooo:paragraph-rsid="003a3aef"/>
    </style:style>
    <style:style style:name="P57" style:family="paragraph" style:parent-style-name="Standard" style:list-style-name="WWNum16">
      <style:paragraph-properties fo:margin-top="0cm" fo:margin-bottom="0cm" style:contextual-spacing="false" fo:line-height="100%" fo:text-align="justify" style:justify-single-word="false" style:vertical-align="baseline"/>
      <style:text-properties officeooo:paragraph-rsid="003a3aef"/>
    </style:style>
    <style:style style:name="P58" style:family="paragraph" style:parent-style-name="Standard" style:list-style-name="WWNum11">
      <style:paragraph-properties fo:margin-top="0cm" fo:margin-bottom="0cm" style:contextual-spacing="false" fo:line-height="100%" fo:text-align="justify" style:justify-single-word="false" style:vertical-align="baseline"/>
      <style:text-properties officeooo:paragraph-rsid="003a3aef"/>
    </style:style>
    <style:style style:name="P59" style:family="paragraph" style:parent-style-name="Standard">
      <style:paragraph-properties fo:margin-top="0cm" fo:margin-bottom="0cm" style:contextual-spacing="false" fo:line-height="100%" fo:text-align="center" style:justify-single-word="false" style:vertical-align="baseline"/>
      <style:text-properties officeooo:paragraph-rsid="003a3aef"/>
    </style:style>
    <style:style style:name="P60" style:family="paragraph" style:parent-style-name="Standard" style:master-page-name="Standard">
      <style:paragraph-properties fo:text-align="justify"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61" style:family="paragraph" style:parent-style-name="Standard">
      <style:paragraph-properties fo:margin-top="0cm" fo:margin-bottom="0cm" style:contextual-spacing="false" fo:line-height="150%" fo:text-align="justify" style:justify-single-word="false"/>
      <style:text-properties style:font-name="Times New Roman" fo:font-size="14pt" fo:font-weight="bold" officeooo:paragraph-rsid="0026e537" style:font-name-asian="Times New Roman1" style:font-size-asian="14pt" style:font-weight-asian="bold" style:font-name-complex="Times New Roman1" style:font-size-complex="14pt"/>
    </style:style>
    <style:style style:name="P62" style:family="paragraph" style:parent-style-name="Standard">
      <style:paragraph-properties fo:margin-top="0cm" fo:margin-bottom="0cm" style:contextual-spacing="false" fo:line-height="150%" fo:text-align="center" style:justify-single-word="false"/>
      <style:text-properties style:font-name="Times New Roman" fo:font-size="14pt" fo:font-weight="bold" officeooo:paragraph-rsid="0026e537" style:font-name-asian="Times New Roman1" style:font-size-asian="14pt" style:font-weight-asian="bold" style:font-name-complex="Times New Roman1" style:font-size-complex="14pt"/>
    </style:style>
    <style:style style:name="P63" style:family="paragraph" style:parent-style-name="Standard">
      <style:paragraph-properties fo:margin-left="1.27cm" fo:margin-right="0cm" fo:margin-top="0cm" fo:margin-bottom="0cm" style:contextual-spacing="false" fo:line-height="150%" fo:text-align="center" style:justify-single-word="false" fo:text-indent="0cm" style:auto-text-indent="false"/>
      <style:text-properties style:font-name="Times New Roman" fo:font-size="14pt" fo:font-weight="bold" officeooo:paragraph-rsid="0026e537" style:font-name-asian="Times New Roman1" style:font-size-asian="14pt" style:font-weight-asian="bold" style:font-name-complex="Times New Roman1" style:font-size-complex="14pt"/>
    </style:style>
    <style:style style:name="P64" style:family="paragraph" style:parent-style-name="Standard">
      <style:paragraph-properties fo:margin-top="0cm" fo:margin-bottom="0cm" style:contextual-spacing="false" fo:line-height="100%" fo:text-align="center" style:justify-single-word="false" style:vertical-align="baseline"/>
      <style:text-properties style:font-name="Times New Roman" fo:font-size="14pt" fo:font-weight="bold" officeooo:paragraph-rsid="003a3aef"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P65"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Times New Roman" fo:font-size="14pt" fo:font-weight="bold" officeooo:paragraph-rsid="003a3aef"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P66" style:family="paragraph" style:parent-style-name="Standard">
      <style:paragraph-properties fo:margin-top="0cm" fo:margin-bottom="0cm" style:contextual-spacing="false" fo:line-height="100%" fo:text-align="justify" style:justify-single-word="false" fo:break-before="page" style:vertical-align="baseline"/>
      <style:text-properties style:font-name="Times New Roman" fo:font-size="14pt" fo:font-weight="bold" officeooo:paragraph-rsid="003a3aef"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P67"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officeooo:rsid="0022862a" officeooo:paragraph-rsid="0025be50" style:font-name-asian="Times New Roman1" style:font-size-asian="14pt" style:font-name-complex="Times New Roman1" style:font-size-complex="14pt"/>
    </style:style>
    <style:style style:name="P68"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4pt" officeooo:paragraph-rsid="0026e537" style:font-name-asian="Times New Roman1" style:font-size-asian="14pt" style:font-name-complex="Times New Roman1" style:font-size-complex="14pt"/>
    </style:style>
    <style:style style:name="P69"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Times New Roman" fo:font-size="14pt" officeooo:paragraph-rsid="003a3aef" style:letter-kerning="true" style:font-name-asian="Times New Roman1" style:font-size-asian="14pt" style:language-asian="zh" style:country-asian="CN" style:font-name-complex="Times New Roman1" style:font-size-complex="14pt" style:language-complex="hi" style:country-complex="IN"/>
    </style:style>
    <style:style style:name="P70" style:family="paragraph" style:parent-style-name="Standard">
      <style:paragraph-properties fo:margin-top="0cm" fo:margin-bottom="0cm" style:contextual-spacing="false" fo:line-height="150%" fo:text-align="justify" style:justify-single-word="false"/>
      <style:text-properties style:font-name="Times New Roman" fo:font-size="13pt" style:text-underline-style="solid" style:text-underline-width="auto" style:text-underline-color="font-color" fo:font-weight="bold" officeooo:paragraph-rsid="0026e537" style:font-name-asian="Times New Roman1" style:font-size-asian="13pt" style:font-weight-asian="bold" style:font-name-complex="Times New Roman1" style:font-size-complex="13pt"/>
    </style:style>
    <style:style style:name="P71"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26e537" style:font-name-asian="Times New Roman1" style:font-size-asian="13pt" style:font-weight-asian="bold" style:font-name-complex="Times New Roman1" style:font-size-complex="13pt"/>
    </style:style>
    <style:style style:name="P72" style:family="paragraph" style:parent-style-name="Standard">
      <style:paragraph-properties fo:margin-left="1.27cm" fo:margin-right="0cm" fo:margin-top="0cm" fo:margin-bottom="0cm" style:contextual-spacing="false" fo:line-height="150%" fo:text-align="justify" style:justify-single-word="false" fo:text-indent="-0.769cm" style:auto-text-indent="false"/>
      <style:text-properties style:font-name="Times New Roman" fo:font-size="13pt" style:text-underline-style="solid" style:text-underline-width="auto" style:text-underline-color="font-color" fo:font-weight="bold" officeooo:paragraph-rsid="0026e537" style:font-name-asian="Times New Roman1" style:font-size-asian="13pt" style:font-weight-asian="bold" style:font-name-complex="Times New Roman1" style:font-size-complex="13pt"/>
    </style:style>
    <style:style style:name="P73"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330e0a" style:font-name-asian="Times New Roman1" style:font-size-asian="13pt" style:font-weight-asian="bold" style:font-name-complex="Times New Roman1" style:font-size-complex="13pt"/>
    </style:style>
    <style:style style:name="P74"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26e537" style:font-name-asian="Times New Roman1" style:font-size-asian="13pt" style:font-weight-asian="bold" style:font-name-complex="Times New Roman1" style:font-size-complex="13pt" style:font-weight-complex="bold"/>
    </style:style>
    <style:style style:name="P75" style:family="paragraph" style:parent-style-name="Standard">
      <style:paragraph-properties fo:margin-left="1cm" fo:margin-right="0cm" fo:margin-top="0cm" fo:margin-bottom="0cm" style:contextual-spacing="false" fo:line-height="150%" fo:text-align="justify" style:justify-single-word="false" fo:text-indent="-0.499cm" style:auto-text-indent="false"/>
      <style:text-properties style:font-name="Times New Roman" fo:font-size="13pt" officeooo:paragraph-rsid="0026e537" style:font-name-asian="Times New Roman1" style:font-size-asian="13pt" style:font-name-complex="Times New Roman1" style:font-size-complex="13pt"/>
    </style:style>
    <style:style style:name="P76"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77" style:family="paragraph" style:parent-style-name="Standard">
      <style:paragraph-properties fo:margin-top="0cm" fo:margin-bottom="0cm" style:contextual-spacing="false" fo:line-height="150%" fo:text-align="justify" style:justify-single-word="false"/>
      <style:text-properties style:font-name="Times New Roman" fo:font-size="13pt" officeooo:paragraph-rsid="0026e537" style:font-name-asian="Times New Roman1" style:font-size-asian="13pt" style:font-name-complex="Times New Roman1" style:font-size-complex="13pt"/>
    </style:style>
    <style:style style:name="P78"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79"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80" style:family="paragraph" style:parent-style-name="Standard">
      <style:paragraph-properties fo:margin-left="0cm" fo:margin-right="0cm" fo:margin-top="0cm" fo:margin-bottom="0cm" style:contextual-spacing="false" fo:line-height="150%"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81" style:family="paragraph" style:parent-style-name="Standard">
      <style:paragraph-properties fo:margin-top="0cm" fo:margin-bottom="0cm" style:contextual-spacing="false" fo:line-height="150%"/>
      <style:text-properties style:font-name="Times New Roman" fo:font-size="13pt" officeooo:paragraph-rsid="0026e537" style:font-name-asian="Times New Roman1" style:font-size-asian="13pt" style:font-name-complex="Times New Roman1" style:font-size-complex="13pt"/>
    </style:style>
    <style:style style:name="P82" style:family="paragraph" style:parent-style-name="Standard">
      <style:paragraph-properties fo:margin-left="0cm" fo:margin-right="0cm" fo:margin-top="0cm" fo:margin-bottom="0cm" style:contextual-spacing="false" fo:line-height="150%"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83"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officeooo:paragraph-rsid="0026e537" style:font-name-asian="Times New Roman1" style:font-size-asian="13pt" style:font-name-complex="Times New Roman1" style:font-size-complex="13pt" style:font-weight-complex="bold"/>
    </style:style>
    <style:style style:name="P84"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officeooo:paragraph-rsid="00361f77" style:font-name-asian="Times New Roman1" style:font-size-asian="13pt" style:font-name-complex="Times New Roman1" style:font-size-complex="13pt" style:font-weight-complex="bold"/>
    </style:style>
    <style:style style:name="P85"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officeooo:rsid="003545be" officeooo:paragraph-rsid="003545be" style:font-name-asian="Times New Roman1" style:font-size-asian="13pt" style:font-name-complex="Times New Roman1" style:font-size-complex="13pt"/>
    </style:style>
    <style:style style:name="P86"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87" style:family="paragraph" style:parent-style-name="Standard">
      <style:paragraph-properties fo:margin-top="0cm" fo:margin-bottom="0cm" style:contextual-spacing="false" fo:line-height="150%" fo:text-align="justify" style:justify-single-word="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88" style:family="paragraph" style:parent-style-name="Standard">
      <style:paragraph-properties fo:margin-left="1.27cm" fo:margin-right="0cm" fo:margin-top="0cm" fo:margin-bottom="0cm" style:contextual-spacing="false" fo:line-height="150%" fo:text-align="justify" style:justify-single-word="false" fo:text-indent="-1.27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89" style:family="paragraph" style:parent-style-name="Standard">
      <style:paragraph-properties fo:margin-left="1.27cm" fo:margin-right="0cm" fo:margin-top="0cm" fo:margin-bottom="0cm" style:contextual-spacing="false" fo:line-height="150%" fo:text-align="justify" style:justify-single-word="false" fo:text-indent="-0.769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90"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font-weight-complex="bold"/>
    </style:style>
    <style:style style:name="P91"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3pt" fo:font-weight="bold" officeooo:paragraph-rsid="0026e537" style:font-size-asian="13pt" style:font-weight-asian="bold" style:font-name-complex="Times New Roman1" style:font-size-complex="13pt" style:font-weight-complex="bold"/>
    </style:style>
    <style:style style:name="P92" style:family="paragraph" style:parent-style-name="Standard">
      <style:paragraph-properties fo:margin-left="1.27cm" fo:margin-right="0cm" fo:margin-top="0.423cm" fo:margin-bottom="0cm" style:contextual-spacing="false" fo:line-height="100%" fo:text-align="justify" style:justify-single-word="false" fo:text-indent="0cm" style:auto-text-indent="false" style:vertical-align="baseline"/>
      <style:text-properties style:font-name="Times New Roman" fo:font-size="13pt" fo:font-weight="bold" officeooo:paragraph-rsid="003a3aef" style:letter-kerning="true" style:font-name-asian="Times New Roman1" style:font-size-asian="13pt" style:language-asian="zh" style:country-asian="CN" style:font-weight-asian="bold" style:font-name-complex="Times New Roman1" style:font-size-complex="13pt" style:language-complex="hi" style:country-complex="IN"/>
    </style:style>
    <style:style style:name="P93" style:family="paragraph" style:parent-style-name="Standard">
      <style:paragraph-properties fo:margin-top="0cm" fo:margin-bottom="0cm" style:contextual-spacing="false" fo:line-height="150%"/>
      <style:text-properties style:font-name="Times New Roman" fo:font-size="13pt" officeooo:paragraph-rsid="0026e537" style:font-size-asian="13pt" style:font-name-complex="Times New Roman1" style:font-size-complex="13pt"/>
    </style:style>
    <style:style style:name="P94"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style:text-underline-style="none" fo:font-weight="normal" officeooo:paragraph-rsid="00330e0a" style:font-name-asian="Times New Roman1" style:font-size-asian="13pt" style:font-weight-asian="normal" style:font-name-complex="Times New Roman1" style:font-size-complex="13pt" style:font-weight-complex="normal"/>
    </style:style>
    <style:style style:name="P95"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3pt" fo:font-weight="normal" officeooo:paragraph-rsid="0026e537" style:font-name-asian="Times New Roman1" style:font-size-asian="13pt" style:font-weight-asian="normal" style:font-name-complex="Times New Roman1" style:font-size-complex="13pt" style:font-weight-complex="normal"/>
    </style:style>
    <style:style style:name="P96"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text-properties style:font-name="Times New Roman" fo:font-size="13pt" fo:font-weight="normal" officeooo:paragraph-rsid="0026e537" style:font-name-asian="Times New Roman1" style:font-size-asian="13pt" style:font-weight-asian="normal" style:font-name-complex="Times New Roman1" style:font-size-complex="13pt" style:font-weight-complex="normal"/>
    </style:style>
    <style:style style:name="P97"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Times New Roman" fo:font-size="13pt" officeooo:paragraph-rsid="003a3aef" style:letter-kerning="true" style:font-name-asian="Times New Roman1" style:font-size-asian="13pt" style:language-asian="zh" style:country-asian="CN" style:font-name-complex="Times New Roman1" style:font-size-complex="13pt" style:language-complex="hi" style:country-complex="IN"/>
    </style:style>
    <style:style style:name="P98"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officeooo:paragraph-rsid="0026e537"/>
    </style:style>
    <style:style style:name="P99"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vertical-align="baseline"/>
      <style:text-properties officeooo:paragraph-rsid="003a3aef"/>
    </style:style>
    <style:style style:name="P100"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fo:font-weight="normal" officeooo:paragraph-rsid="0026e537" style:font-weight-asian="normal" style:font-weight-complex="normal"/>
    </style:style>
    <style:style style:name="P101"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fo:font-weight="normal" officeooo:paragraph-rsid="003a3aef" style:font-weight-asian="normal" style:font-weight-complex="normal"/>
    </style:style>
    <style:style style:name="P102" style:family="paragraph" style:parent-style-name="Standard" style:master-page-name="Standard">
      <style:paragraph-properties fo:margin-top="0cm" fo:margin-bottom="0cm" style:contextual-spacing="false" fo:line-height="100%" style:page-number="1" style:vertical-align="baseline"/>
      <style:text-properties style:font-name="Liberation Serif" fo:font-size="12pt" officeooo:paragraph-rsid="003a3aef" style:letter-kerning="true" style:font-name-asian="Noto Serif CJK SC" style:font-size-asian="12pt" style:language-asian="zh" style:country-asian="CN" style:font-name-complex="Lohit Devanagari" style:font-size-complex="12pt" style:language-complex="hi" style:country-complex="IN"/>
    </style:style>
    <style:style style:name="P103"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Liberation Serif" fo:font-size="12pt" officeooo:paragraph-rsid="003a3aef" style:letter-kerning="true" style:font-name-asian="Noto Serif CJK SC" style:font-size-asian="12pt" style:language-asian="zh" style:country-asian="CN" style:font-name-complex="Lohit Devanagari" style:font-size-complex="12pt" style:language-complex="hi" style:country-complex="IN"/>
    </style:style>
    <style:style style:name="P104" style:family="paragraph" style:parent-style-name="Standard">
      <style:paragraph-properties fo:margin-left="1.3cm" fo:margin-right="0cm" fo:text-align="justify" style:justify-single-word="false" fo:text-indent="-1.3cm" style:auto-text-indent="false" style:vertical-align="baseline"/>
      <style:text-properties officeooo:paragraph-rsid="003a3aef"/>
    </style:style>
    <style:style style:name="P105" style:family="paragraph" style:parent-style-name="Text_20_body" style:list-style-name="WWNum1">
      <style:paragraph-properties fo:margin-left="0cm" fo:margin-right="0cm" fo:margin-top="0cm" fo:margin-bottom="0cm" style:contextual-spacing="false" fo:line-height="150%" fo:text-align="justify" style:justify-single-word="false" fo:text-indent="0cm" style:auto-text-indent="false"/>
      <style:text-properties officeooo:paragraph-rsid="0026e537"/>
    </style:style>
    <style:style style:name="P106" style:family="paragraph" style:parent-style-name="Text_20_body" style:list-style-name="WWNum1">
      <style:paragraph-properties fo:margin-left="0cm" fo:margin-right="0cm" fo:margin-top="0cm" fo:margin-bottom="0cm" style:contextual-spacing="false" fo:line-height="150%" fo:text-indent="0cm" style:auto-text-indent="false"/>
      <style:text-properties officeooo:paragraph-rsid="0026e537"/>
    </style:style>
    <style:style style:name="P107" style:family="paragraph" style:parent-style-name="Text_20_body">
      <style:paragraph-properties fo:margin-left="1.905cm" fo:margin-right="0cm" fo:margin-top="0cm" fo:margin-bottom="0cm" style:contextual-spacing="false" fo:line-height="150%" fo:text-indent="0cm" style:auto-text-indent="false"/>
      <style:text-properties style:font-name="Times New Roman" fo:font-size="13pt" officeooo:paragraph-rsid="002937ca" style:font-size-asian="13pt" style:font-name-complex="Times New Roman1" style:font-size-complex="13pt"/>
    </style:style>
    <style:style style:name="P108" style:family="paragraph" style:parent-style-name="Text_20_body">
      <style:paragraph-properties fo:margin-left="2cm" fo:margin-right="0cm" fo:margin-top="0cm" fo:margin-bottom="0cm" style:contextual-spacing="false" fo:line-height="150%" fo:text-indent="0cm" style:auto-text-indent="false"/>
      <style:text-properties style:font-name="Times New Roman" fo:font-size="13pt" officeooo:paragraph-rsid="002937ca" style:font-size-asian="13pt" style:font-name-complex="Times New Roman1" style:font-size-complex="13pt"/>
    </style:style>
    <style:style style:name="P109" style:family="paragraph" style:parent-style-name="Text_20_body">
      <style:paragraph-properties fo:margin-left="0.751cm" fo:margin-right="0cm" fo:margin-top="0cm" fo:margin-bottom="0cm" style:contextual-spacing="false" fo:line-height="150%" fo:text-align="justify" style:justify-single-word="false"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T1" style:family="text">
      <style:text-properties fo:color="#000000" loext:opacity="100%"/>
    </style:style>
    <style:style style:name="T2" style:family="text">
      <style:text-properties fo:color="#000000" loext:opacity="100%"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font-style-complex="italic"/>
    </style:style>
    <style:style style:name="T5" style:family="text">
      <style:text-properties style:font-name="Times New Roman" fo:font-size="14pt" officeooo:rsid="001f1c06" style:font-name-asian="Times New Roman1" style:font-size-asian="14pt" style:font-name-complex="Times New Roman1" style:font-size-complex="14pt"/>
    </style:style>
    <style:style style:name="T6" style:family="text">
      <style:text-properties style:font-name="Times New Roman" fo:font-size="14pt" officeooo:rsid="001f5e69" style:font-name-asian="Times New Roman1" style:font-size-asian="14pt" style:font-name-complex="Times New Roman1" style:font-size-complex="14pt"/>
    </style:style>
    <style:style style:name="T7" style:family="text">
      <style:text-properties style:font-name="Times New Roman" fo:font-size="14pt" fo:font-weight="bold"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T8" style:family="text">
      <style:text-properties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T9" style:family="text">
      <style:text-properties style:font-name="Times New Roman" fo:font-size="13pt" fo:font-style="italic" fo:font-weight="bold" style:font-name-asian="Times New Roman1" style:font-size-asian="13pt" style:font-style-asian="italic" style:font-weight-asian="bold" style:font-name-complex="Times New Roman1" style:font-size-complex="13pt" style:font-weight-complex="bold"/>
    </style:style>
    <style:style style:name="T10" style:family="text">
      <style:text-properties style:font-name="Times New Roman" fo:font-size="13pt" fo:font-style="italic" fo:font-weight="bold" style:font-size-asian="13pt" style:font-style-asian="italic" style:font-weight-asian="bold" style:font-name-complex="Times New Roman1" style:font-size-complex="13pt" style:font-weight-complex="bold"/>
    </style:style>
    <style:style style:name="T11" style:family="text">
      <style:text-properties style:font-name="Times New Roman" fo:font-size="13pt" style:font-name-asian="Times New Roman1" style:font-size-asian="13pt" style:font-name-complex="Times New Roman1" style:font-size-complex="13pt"/>
    </style:style>
    <style:style style:name="T12" style:family="text">
      <style:text-properties style:font-name="Times New Roman" fo:font-size="13pt" style:font-name-asian="Times New Roman1" style:font-size-asian="13pt" style:font-name-complex="Times New Roman1" style:font-size-complex="13pt" style:font-weight-complex="bold"/>
    </style:style>
    <style:style style:name="T13" style:family="text">
      <style:text-properties style:font-name="Times New Roman" fo:font-size="13pt" fo:font-weight="bold" style:font-name-asian="Times New Roman1" style:font-size-asian="13pt" style:font-weight-asian="bold" style:font-name-complex="Times New Roman1" style:font-size-complex="13pt"/>
    </style:style>
    <style:style style:name="T14" style:family="text">
      <style:text-properties style:font-name="Times New Roman" fo:font-size="13pt" fo:font-weight="bold" style:font-name-asian="Times New Roman1" style:font-size-asian="13pt" style:font-weight-asian="bold" style:font-name-complex="Times New Roman1" style:font-size-complex="13pt" style:font-weight-complex="bold"/>
    </style:style>
    <style:style style:name="T15" style:family="text">
      <style:text-properties style:font-name="Times New Roman" fo:font-size="13pt" fo:font-weight="bold" style:font-size-asian="13pt" style:font-weight-asian="bold" style:font-name-complex="Times New Roman1" style:font-size-complex="13pt" style:font-weight-complex="bold"/>
    </style:style>
    <style:style style:name="T16" style:family="text">
      <style:text-properties style:font-name="Times New Roman" fo:font-size="13pt" fo:font-weight="bold" style:letter-kerning="true" style:font-name-asian="Times New Roman1" style:font-size-asian="13pt" style:language-asian="zh" style:country-asian="CN" style:font-weight-asian="bold" style:font-name-complex="Times New Roman1" style:font-size-complex="13pt" style:language-complex="hi" style:country-complex="IN"/>
    </style:style>
    <style:style style:name="T17"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8"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style>
    <style:style style:name="T19" style:family="text">
      <style:text-properties style:font-name="Times New Roman" fo:font-size="13pt" style:text-underline-style="solid" style:text-underline-width="auto" style:text-underline-color="font-color" fo:font-weight="bold" style:letter-kerning="true" style:font-name-asian="Times New Roman1" style:font-size-asian="13pt" style:language-asian="zh" style:country-asian="CN" style:font-weight-asian="bold" style:font-name-complex="Times New Roman1" style:font-size-complex="13pt" style:language-complex="hi" style:country-complex="IN"/>
    </style:style>
    <style:style style:name="T20" style:family="text">
      <style:text-properties style:font-name="Times New Roman" fo:font-size="13pt" fo:font-weight="normal" style:font-name-asian="Times New Roman1" style:font-size-asian="13pt" style:font-weight-asian="normal" style:font-name-complex="Times New Roman1" style:font-size-complex="13pt" style:font-weight-complex="normal"/>
    </style:style>
    <style:style style:name="T21" style:family="text">
      <style:text-properties style:font-name="Times New Roman" fo:font-size="13pt" style:letter-kerning="true" style:font-name-asian="Noto Serif CJK SC" style:font-size-asian="13pt" style:language-asian="zh" style:country-asian="CN" style:font-name-complex="Times New Roman1" style:font-size-complex="13pt" style:language-complex="hi" style:country-complex="IN"/>
    </style:style>
    <style:style style:name="T22" style:family="text">
      <style:text-properties style:font-name="Times New Roman" fo:font-size="13pt" style:letter-kerning="true" style:font-name-asian="Times New Roman1" style:font-size-asian="13pt" style:language-asian="zh" style:country-asian="CN" style:font-name-complex="Times New Roman1" style:font-size-complex="13pt" style:language-complex="hi" style:country-complex="IN"/>
    </style:style>
    <style:style style:name="T23" style:family="text">
      <style:text-properties style:font-name="Times New Roman" fo:font-size="13pt" officeooo:rsid="0042c3f0" style:letter-kerning="true" style:font-name-asian="Times New Roman1" style:font-size-asian="13pt" style:language-asian="zh" style:country-asian="CN" style:font-name-complex="Times New Roman1" style:font-size-complex="13pt" style:language-complex="hi" style:country-complex="IN"/>
    </style:style>
    <style:style style:name="T24" style:family="text">
      <style:text-properties officeooo:rsid="0020719d"/>
    </style:style>
    <style:style style:name="T25" style:family="text">
      <style:text-properties officeooo:rsid="0020c13f"/>
    </style:style>
    <style:style style:name="T26" style:family="text">
      <style:text-properties officeooo:rsid="00210f51"/>
    </style:style>
    <style:style style:name="T27" style:family="text">
      <style:text-properties officeooo:rsid="0022862a"/>
    </style:style>
    <style:style style:name="T28" style:family="text">
      <style:text-properties fo:font-weight="bold" style:font-weight-asian="bold"/>
    </style:style>
    <style:style style:name="T29" style:family="text">
      <style:text-properties style:font-weight-complex="bold"/>
    </style:style>
    <style:style style:name="T30" style:family="text">
      <style:text-properties style:font-name="Liberation Mono" fo:font-size="14pt" style:letter-kerning="true" style:font-name-asian="Liberation Mono1" style:font-size-asian="14pt" style:language-asian="zh" style:country-asian="CN" style:font-name-complex="Liberation Mono1" style:font-size-complex="14pt" style:language-complex="hi" style:country-complex="IN"/>
    </style:style>
    <style:style style:name="T31" style:family="text">
      <style:text-properties style:font-name="Liberation Mono" fo:font-size="12pt" style:letter-kerning="true" style:font-name-asian="Liberation Mono1" style:font-size-asian="12pt" style:language-asian="zh" style:country-asian="CN" style:font-name-complex="Liberation Mono1" style:font-size-complex="12pt" style:language-complex="hi" style:country-complex="IN"/>
    </style:style>
    <style:style style:name="T32" style:family="text">
      <style:text-properties style:font-name="Liberation Serif" fo:font-size="12pt" style:letter-kerning="true" style:font-name-asian="Noto Serif CJK SC" style:font-size-asian="12pt" style:language-asian="zh" style:country-asian="CN" style:font-name-complex="Lohit Devanagari" style:font-size-complex="12pt" style:language-complex="hi" style:country-complex="IN"/>
    </style:style>
    <style:style style:name="T33" style:family="text">
      <style:text-properties style:font-name="Liberation Serif" fo:font-size="13pt" style:letter-kerning="true" style:font-name-asian="Noto Serif CJK SC" style:font-size-asian="13pt" style:language-asian="zh" style:country-asian="CN" style:font-name-complex="Lohit Devanagari" style:font-size-complex="13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6">Experiment 1<text:tab/><text:tab/><text:tab/><text:tab/><text:tab/><text:tab/><text:tab/>Date: </text:p>
      <text:p text:style-name="P9">Advanced Use of GCC</text:p>
      <text:p text:style-name="P6">Aim:</text:p>
      <text:p text:style-name="P22">Create appropriate C program. Compile and generate output using gcc command and its important options-o, -c, -D, -I, -g, -O, -save-temps</text:p>
      <text:p text:style-name="P21">About GCC Compiler</text:p>
      <text:p text:style-name="P12">GCC is a Linux-based c compiler released by the free software foundation which is usually operated via the command line. It often comes distributed freely with a Linux installation, so if you are running Unix or a Linux variant you will probably have it on your system. You can invoke gcc on a source code file simply by typing:-</text:p>
      <text:p text:style-name="P10">gcc filename</text:p>
      <text:p text:style-name="P12">The default executable output of gcc is "a.out", which can be run by typing"./a.out". It is also possible to specify a name for the executable file at the command line by using the syntax " -o outputfile", as shown in the following example: -</text:p>
      <text:p text:style-name="P10">gcc filename -o outputfile</text:p>
      <text:p text:style-name="P12">Again, you can run your program with "./outputfile". (the ./ is there to ensure to run the program for the current working directory.)</text:p>
      <text:p text:style-name="P12">Note: if you need to use functions from the math library (generally functions from math.h" such as sin or sqrt), then you need to explicitly ask it to link with that library with the "-1" flag and the library "m":</text:p>
      <text:p text:style-name="P10">gcc filename -o outputfile -lm</text:p>
      <text:p text:style-name="P24">Program 1</text:p>
      <text:p text:style-name="P18"><text:bookmark-start text:name="_Hlk179867238"/>// Write a C program 'sum.c' to add two numbers. Read the input from Standard Input and write output to Standard output<text:bookmark-end text:name="_Hlk179867238"/></text:p>
      <text:p text:style-name="P18">#include&lt;stdio.h&gt;</text:p>
      <text:p text:style-name="P18">void main()</text:p>
      <text:p text:style-name="P18">{</text:p>
      <text:p text:style-name="P18"><text:soft-page-break/>int a,b,sum;</text:p>
      <text:p text:style-name="P18">printf("enter num 1:\n");</text:p>
      <text:p text:style-name="P18">scanf("%d",&amp;a);</text:p>
      <text:p text:style-name="P18">printf("enter num 2:\n");</text:p>
      <text:p text:style-name="P18">scanf("%d",&amp;b);</text:p>
      <text:p text:style-name="P18">sum=a+b;</text:p>
      <text:p text:style-name="P18">printf("sum of %d and %d is %d\n",a,b,sum);</text:p>
      <text:p text:style-name="P18">}</text:p>
      <text:p text:style-name="P24">Output</text:p>
      <text:p text:style-name="P19">mits@mits-H610M-H-V2-DDR4:~/gokul ds$ gcc sum.c</text:p>
      <text:p text:style-name="P19">mits@mits-H610M-H-V2-DDR4:~/gokul ds$ ./a.out</text:p>
      <text:p text:style-name="P19">enter num 1:</text:p>
      <text:p text:style-name="P19">40</text:p>
      <text:p text:style-name="P19">enter num 2:</text:p>
      <text:p text:style-name="P19">20</text:p>
      <text:p text:style-name="P19">sum of 40 and 20 is 60</text:p>
      <text:p text:style-name="P28">Important Options in GCC</text:p>
      <text:p text:style-name="P5">Option: -o</text:p>
      <text:p text:style-name="P13">To write and build output to output file.</text:p>
      <text:p text:style-name="P25">Output</text:p>
      <text:p text:style-name="P13">mits@mits-H610M-H-V2-DDR4:~/gokul ds$ gcc sum.c -o sum_out</text:p>
      <text:p text:style-name="P11"/>
      <text:p text:style-name="P11">Here, GCC compiles the sum.c file and generates an executable named sum_out.</text:p>
      <text:p text:style-name="P11"/>
      <text:p text:style-name="P11">mits@mits-H610M-H-V2-DDR4:~/gokul ds$ ./sum_out</text:p>
      <text:p text:style-name="P11">enter num 1:</text:p>
      <text:p text:style-name="P11">40</text:p>
      <text:p text:style-name="P11">enter num 2:</text:p>
      <text:p text:style-name="P11">20</text:p>
      <text:p text:style-name="P11">sum of 40 and 20 is 60</text:p>
      <text:p text:style-name="P7"><text:soft-page-break/>Option: -save-temps</text:p>
      <text:p text:style-name="P14">To save temporary files generated during program execution.</text:p>
      <text:p text:style-name="P26">Output</text:p>
      <text:p text:style-name="P14">mits@mits-H610M-H-V2-DDR4:~/gokul ds$ gcc -save-temps sum.c</text:p>
      <text:p text:style-name="P20">This will generate intermediate files, like sum.i (pre-processed source) and sum.s (assembly code), in addition to the final executable.</text:p>
      <text:p text:style-name="P7">Option: -g</text:p>
      <text:p text:style-name="P14">gcc -g generates debug information to be used by GDB debugger.</text:p>
      <text:p text:style-name="P27">Output</text:p>
      <text:p text:style-name="P14">amits@mits-H610M-H-V2-DDR4:~/gokul ds$ gcc -g sum.c -o sum_out</text:p>
      <text:p text:style-name="P14">mits@mits-H610M-H-V2-DDR4:~/gokul ds$ gdb sum_out</text:p>
      <text:p text:style-name="P14">GNU gdb (Ubuntu 12.1-0ubuntu1~22.04.2) 12.1</text:p>
      <text:p text:style-name="P14">Reading symbols from sum_out...</text:p>
      <text:p text:style-name="P14">(gdb) run</text:p>
      <text:p text:style-name="P14">Starting program: /home/mits/gokul ds/sum_out </text:p>
      <text:p text:style-name="P15">enter num 1:</text:p>
      <text:p text:style-name="P15">15</text:p>
      <text:p text:style-name="P14">enter num 2:</text:p>
      <text:p text:style-name="P14">10</text:p>
      <text:p text:style-name="P14">sum of 15 and 10 is 25</text:p>
      <text:p text:style-name="P14">[Inferior 1 (process 6667) exited normally]</text:p>
      <text:p text:style-name="P14">(gdb) quit</text:p>
      <text:p text:style-name="P14">This compiles sum.c with debug information, enabling you to debug the resulting executable file.</text:p>
      <text:p text:style-name="P7"/>
      <text:p text:style-name="P7"><text:soft-page-break/>Option: -O</text:p>
      <text:p text:style-name="P31"><text:span text:style-name="T3">gcc -O sets the compiler's </text:span><text:span text:style-name="T4">optimization level</text:span><text:span text:style-name="T3">. </text:span><text:span text:style-name="T5">Different levels of optimization </text:span><text:span text:style-name="T6">options </text:span><text:span text:style-name="T5">are 0,1,2 and 3</text:span></text:p>
      <text:p text:style-name="P26">Output</text:p>
      <text:p text:style-name="P14">mits@mits:~/Desktop/S1MCA/ADS_lab$ gcc -O3 -o my_pgm sum.c</text:p>
      <text:p text:style-name="P14">This compiles sum.c with a high level of optimization.<text:bookmark text:name="_Hlk180561001"/></text:p>
      <text:p text:style-name="P7">Option: -c</text:p>
      <text:p text:style-name="P16"><text:span text:style-name="T24">gcc -c</text:span> compile<text:span text:style-name="T24">s</text:span> source files to object files without linking.<text:span text:style-name="T24">When we compile a program the ‘C’ compiler will generate object files “.o” files. After that linker will generate </text:span><text:span text:style-name="T26">a</text:span><text:span text:style-name="T24">“.out” file. That means, it is a two step process; one step </text:span><text:span text:style-name="T25">is to compile the program and another step is to link the object files and generate the executable file.</text:span></text:p>
      <text:p text:style-name="P27">Output</text:p>
      <text:p text:style-name="P14">mits@mits-H610M-H-V2-DDR4:~/gokul ds$ gcc -c sum.c</text:p>
      <text:p text:style-name="P14">mits@mits-H610M-H-V2-DDR4:~/gokul ds$ gcc sum.o -o a_out</text:p>
      <text:p text:style-name="P14">mits@mits-H610M-H-V2-DDR4:~/gokul ds$ ./a_out</text:p>
      <text:p text:style-name="P14">enter num 1:</text:p>
      <text:p text:style-name="P14">20</text:p>
      <text:p text:style-name="P14">enter num 2:</text:p>
      <text:p text:style-name="P14">15</text:p>
      <text:p text:style-name="P14">sum of 20 and 15 is 35</text:p>
      <text:p text:style-name="P17">This will generate an object file sum.o that can be linked separately. <text:span text:style-name="T27">This <text:s text:c="4"/></text:span></text:p>
      <text:p text:style-name="P67">is the way to create an object file and use the functions in object files</text:p>
      <text:p text:style-name="P67">from different code modules.</text:p>
      <text:p text:style-name="P8"/>
      <text:p text:style-name="P8"/>
      <text:p text:style-name="P70"/>
      <text:p text:style-name="P70"><text:soft-page-break/></text:p>
      <text:p text:style-name="P70">Program 2</text:p>
      <text:p text:style-name="P75">/* Write a program with preprocessor directives. #ifdef is used to include a section of code if a certain macro is defined by #define.*/</text:p>
      <text:p text:style-name="P79">// myfile.c<text:line-break/>#include &lt;stdio.h&gt;</text:p>
      <text:p text:style-name="P79">//#define SAMPLE 10</text:p>
      <text:p text:style-name="P79">void main()</text:p>
      <text:p text:style-name="P79">{</text:p>
      <text:p text:style-name="P79">#ifdef SAMPLE</text:p>
      <text:p text:style-name="P79"><text:tab/>printf("With preprocessor directive= %d\n",SAMPLE);</text:p>
      <text:p text:style-name="P79">#else</text:p>
      <text:p text:style-name="P79"><text:tab/>printf("With out #ifdef\n");</text:p>
      <text:p text:style-name="P79">#endif</text:p>
      <text:p text:style-name="P79">}</text:p>
      <text:p text:style-name="P29">Important Option in GCC</text:p>
      <text:p text:style-name="P87">Option: -D</text:p>
      <text:p text:style-name="P23">gcc -D defines a macro to be used by the preprocessor.</text:p>
      <text:p text:style-name="P71">Output</text:p>
      <text:list xml:id="list1853679165" text:style-name="WWNum1">
        <text:list-item>
          <text:p text:style-name="P105"><text:span text:style-name="T14">Build </text:span><text:span text:style-name="T9">myfile.c</text:span><text:span text:style-name="T14"> and run it with the maro SAMPLE defined:</text:span></text:p>
        </text:list-item>
      </text:list>
      <text:p text:style-name="P107">mits@mits-H610M-H-V2-DDR4:~/gokul ds$ gcc -D SAMPLE myfile.c -o myfile</text:p>
      <text:p text:style-name="P107">mits@mits-H610M-H-V2-DDR4:~/gokul ds$ ./myfile</text:p>
      <text:p text:style-name="P107">With preprocessor directive<text:line-break/></text:p>
      <text:list xml:id="list144539329502438" text:continue-numbering="true" text:style-name="WWNum1">
        <text:list-item>
          <text:p text:style-name="P106"><text:span text:style-name="T15">Build </text:span><text:span text:style-name="T10">myfile.c</text:span><text:span text:style-name="T15"> and run it without the macro SAMPLE defined:</text:span></text:p>
        </text:list-item>
      </text:list>
      <text:p text:style-name="P108">mits@mits-H610M-H-V2-DDR4:~/gokul ds$ gcc myfile.c -o myfile</text:p>
      <text:p text:style-name="P108">mits@mits-H610M-H-V2-DDR4:~/gokul ds$ ./myfile</text:p>
      <text:p text:style-name="P108">With out #ifdef</text:p>
      <text:p text:style-name="P108"/>
      <text:p text:style-name="P108"><text:line-break/></text:p>
      <text:p text:style-name="P70"><text:soft-page-break/>Program 3</text:p>
      <text:p text:style-name="P80">/* Create a program with macro and saved this as header file. Create another C program which include this header file. */</text:p>
      <text:p text:style-name="P81">// myheader.h<text:line-break/><text:tab/>#define NUM1 5</text:p>
      <text:p text:style-name="P32"><text:span text:style-name="T11">save this file as </text:span><text:span text:style-name="T15">src/myheader.h</text:span></text:p>
      <text:p text:style-name="P93">// myfile.c<text:line-break/><text:tab/>#include &lt;stdio.h&gt;<text:line-break/><text:tab/>#include "myheader.h"<text:line-break/><text:tab/>void main()<text:line-break/><text:tab/>{<text:line-break/><text:tab/><text:tab/>int num = NUM1;<text:line-break/><text:tab/><text:tab/>printf("num=%d\n", num);<text:line-break/><text:tab/>}</text:p>
      <text:p text:style-name="P77">save this file as myfile.c</text:p>
      <text:p text:style-name="P88">Important Option in GCC</text:p>
      <text:p text:style-name="P89">Option: -I</text:p>
      <text:p text:style-name="P109">gcc -I include directory of header files. This flag is used to specify additional directories where header files are located. It helps the preprocessor find the necessary headers when compiling the code.</text:p>
      <text:p text:style-name="P72">Output</text:p>
      <text:p text:style-name="P33"><text:span text:style-name="T14">a) Build </text:span><text:span text:style-name="T9">myfile.c</text:span><text:span text:style-name="T14"> without include directory </text:span><text:span text:style-name="T9">src </text:span><text:span text:style-name="T14">:</text:span></text:p>
      <text:p text:style-name="P23">mits@mits-H610M-H-V2-DDR4:~/gokul ds$ gcc myfile1.c</text:p>
      <text:p text:style-name="P23">myfile1.c:3:18: fatal error: myheader.h: No such file or directory</text:p>
      <text:p text:style-name="P23"><text:s text:c="4"/>3 | <text:s text:c="8"/>#include "myheader.h"</text:p>
      <text:p text:style-name="P23"><text:s text:c="6"/>| <text:s text:c="17"/>^~~~~~~~~~~~</text:p>
      <text:p text:style-name="P23">compilation terminated.</text:p>
      <text:p text:style-name="P33"><text:span text:style-name="T14">b) Build </text:span><text:span text:style-name="T9">myfile.c</text:span><text:span text:style-name="T14"> with include directory </text:span><text:span text:style-name="T9">src </text:span><text:span text:style-name="T14">:</text:span></text:p>
      <text:p text:style-name="P23">mits@mits-H610M-H-V2-DDR4:~/gokul ds$ gcc -Isrc myfile1.c -o myfile_out</text:p>
      <text:p text:style-name="P23">mits@mits-H610M-H-V2-DDR4:~/gokul ds$ ./myfile_out</text:p>
      <text:p text:style-name="P23">num=5</text:p>
      <text:p text:style-name="P23"/>
      <text:p text:style-name="P61"><text:soft-page-break/></text:p>
      <text:p text:style-name="P61">Experiment 2<text:tab/><text:tab/><text:tab/><text:tab/><text:tab/><text:tab/><text:tab/>Date: </text:p>
      <text:p text:style-name="P62">Familiarisation with GDB</text:p>
      <text:p text:style-name="P61">Aim:</text:p>
      <text:p text:style-name="P40">Write a C program ‘mul.c’ to multipy two numbers. Read the input from Standard Input and write output to Standard output. Compile and generate output which is then debug with gdb and use the important commands break, run, next, print, display.</text:p>
      <text:p text:style-name="P71">Program</text:p>
      <text:p text:style-name="P23">#include&lt;stdio.h&gt;</text:p>
      <text:p text:style-name="P23">void main()</text:p>
      <text:p text:style-name="P23">{</text:p>
      <text:p text:style-name="P23">int a,b,mul;</text:p>
      <text:p text:style-name="P23">printf("enter num 1:\n");</text:p>
      <text:p text:style-name="P23">scanf("%d",&amp;a);</text:p>
      <text:p text:style-name="P23">printf("enter num 2:\n");</text:p>
      <text:p text:style-name="P23">scanf("%d",&amp;b);</text:p>
      <text:p text:style-name="P23">mul=a*b;</text:p>
      <text:p text:style-name="P23">printf("product of %d and %d is %d\n",a,b,mul);</text:p>
      <text:p text:style-name="P23">}</text:p>
      <text:p text:style-name="P23"/>
      <text:p text:style-name="P73"><text:bookmark-start text:name="_Hlk1810836421"/>Output<text:bookmark-end text:name="_Hlk1810836421"/></text:p>
      <text:p text:style-name="P94">mits@mits-H610M-H-V2-DDR4:~/gokul ds$ gcc mul.c</text:p>
      <text:p text:style-name="P94">mits@mits-H610M-H-V2-DDR4:~/gokul ds$ ./a.out</text:p>
      <text:p text:style-name="P94">enter num 1:</text:p>
      <text:p text:style-name="P94">8</text:p>
      <text:p text:style-name="P94">enter num 2:</text:p>
      <text:p text:style-name="P94">6</text:p>
      <text:p text:style-name="P94">product of 8 and 6 is 48</text:p>
      <text:p text:style-name="P74"/>
      <text:p text:style-name="P74"/>
      <text:p text:style-name="P74"><text:bookmark-start text:name="_Hlk181083642"/><text:soft-page-break/>Output<text:bookmark-end text:name="_Hlk181083642"/></text:p>
      <text:p text:style-name="P68">mits@mits-H610M-H-V2-DDR4:~/gokul ds$ gcc mul.c -o mul_out</text:p>
      <text:p text:style-name="P68">mits@mits-H610M-H-V2-DDR4:~/gokul ds$ ./mul_out</text:p>
      <text:p text:style-name="P68">enter num 1:</text:p>
      <text:p text:style-name="P68">8</text:p>
      <text:p text:style-name="P68">enter num 2:</text:p>
      <text:p text:style-name="P68">6</text:p>
      <text:p text:style-name="P68">product of 8 and 6 is 48</text:p>
      <text:p text:style-name="P68"/>
      <text:p text:style-name="P63">Important Commands in GDB</text:p>
      <text:p text:style-name="P91">option -g</text:p>
      <text:p text:style-name="P23">gcc -g generates debug information to be used by GDB debugger.</text:p>
      <text:p text:style-name="P23"/>
      <text:p text:style-name="P23">mits@mits-H610M-H-V2-DDR4:~/gokul ds$ gcc -g mul.c -o mul_out</text:p>
      <text:p text:style-name="P23">mits@mits-H610M-H-V2-DDR4:~/gokul ds$ gdb mul_out</text:p>
      <text:p text:style-name="P71">Output</text:p>
      <text:p text:style-name="P79">GNU gdb (Ubuntu 12.1-0ubuntu1~22.04.2) 12.1</text:p>
      <text:p text:style-name="P79">Copyright (C) 2022 Free Software Foundation, Inc.</text:p>
      <text:p text:style-name="P79">License GPLv3+: GNU GPL version 3 or later &lt;http://gnu.org/licenses/gpl.html&gt;</text:p>
      <text:p text:style-name="P79">This is free software: you are free to change and redistribute it.</text:p>
      <text:p text:style-name="P79">There is NO WARRANTY, to the extent permitted by law.</text:p>
      <text:p text:style-name="P79">Type "show copying" and "show warranty" for details.</text:p>
      <text:p text:style-name="P79">This GDB was configured as "x86_64-linux-gnu".</text:p>
      <text:p text:style-name="P79">Type "show configuration" for configuration details.</text:p>
      <text:p text:style-name="P79">For bug reporting instructions, please see:</text:p>
      <text:p text:style-name="P79">&lt;https://www.gnu.org/software/gdb/bugs/&gt;.</text:p>
      <text:p text:style-name="P79">Find the GDB manual and other documentation resources online at:</text:p>
      <text:p text:style-name="P79"><text:s text:c="4"/>&lt;http://www.gnu.org/software/gdb/documentation/&gt;.</text:p>
      <text:p text:style-name="P80"/>
      <text:p text:style-name="P79">For help, type "help".</text:p>
      <text:p text:style-name="P79"><text:soft-page-break/>Type "apropos word" to search for commands related to "word"...</text:p>
      <text:p text:style-name="P79">Reading symbols from mul_out...</text:p>
      <text:p text:style-name="P79">(gdb) </text:p>
      <text:p text:style-name="P79"/>
      <text:p text:style-name="P79"/>
      <text:list xml:id="list144539624177166" text:continue-numbering="true" text:style-name="WWNum1">
        <text:list-item>
          <text:list>
            <text:list-item>
              <text:p text:style-name="P34">Command: run</text:p>
            </text:list-item>
          </text:list>
        </text:list-item>
      </text:list>
      <text:p text:style-name="P23">Executes the program from start to end.</text:p>
      <text:p text:style-name="P33"><text:span text:style-name="T18">Output</text:span><text:span text:style-name="T14"> </text:span></text:p>
      <text:p text:style-name="P95">(gdb) run</text:p>
      <text:p text:style-name="P79">Starting program: /home/mits/gokul ds/mul_out </text:p>
      <text:p text:style-name="P79">[Thread debugging using libthread_db enabled]</text:p>
      <text:p text:style-name="P79">Using host libthread_db library "/lib/x86_64-linux-gnu/libthread_db.so.1".</text:p>
      <text:p text:style-name="P79">enter num 1:</text:p>
      <text:p text:style-name="P79">8</text:p>
      <text:p text:style-name="P79">enter num 2:</text:p>
      <text:p text:style-name="P79">6</text:p>
      <text:p text:style-name="P79">product of 8 and 6 is 48</text:p>
      <text:p text:style-name="P79">[Inferior 1 (process 4195) exited normally]</text:p>
      <text:p text:style-name="P29"/>
      <text:list xml:id="list144538679350434" text:continue-numbering="true" text:style-name="WWNum1">
        <text:list-item>
          <text:list>
            <text:list-item>
              <text:p text:style-name="P36">Command: l - <text:s/>for Display the code</text:p>
            </text:list-item>
          </text:list>
        </text:list-item>
      </text:list>
      <text:p text:style-name="P23">Type “l” at gdb prompt to display the code.</text:p>
      <text:p text:style-name="P33"><text:span text:style-name="T18">Output</text:span><text:span text:style-name="T14"> </text:span></text:p>
      <text:p text:style-name="P90">(gdb) l</text:p>
      <text:p text:style-name="P23">1<text:tab/>#include&lt;stdio.h&gt;</text:p>
      <text:p text:style-name="P23">2<text:tab/>void main()</text:p>
      <text:p text:style-name="P23">3<text:tab/>{</text:p>
      <text:p text:style-name="P23">4<text:tab/>int a,b,mul;</text:p>
      <text:p text:style-name="P23">5<text:tab/>printf("enter num 1:\n");</text:p>
      <text:p text:style-name="P23">6<text:tab/>scanf("%d",&amp;a);</text:p>
      <text:p text:style-name="P23">7<text:tab/>printf("enter num 2:\n");</text:p>
      <text:p text:style-name="P23">8<text:tab/>scanf("%d",&amp;b);</text:p>
      <text:p text:style-name="P23">9<text:tab/>mul=a*b;</text:p>
      <text:p text:style-name="P23"><text:soft-page-break/>10<text:tab/>printf("product of %d and %d is %d\n",a,b,mul);</text:p>
      <text:p text:style-name="P85">11 <text:s text:c="6"/>}</text:p>
      <text:p text:style-name="P85"/>
      <text:p text:style-name="P85"/>
      <text:p text:style-name="P85"/>
      <text:p text:style-name="P30"/>
      <text:p text:style-name="P29">c. Command: break </text:p>
      <text:p text:style-name="P23">Sets a breakpoint on a particular line.</text:p>
      <text:p text:style-name="P33"><text:span text:style-name="T17">Output</text:span><text:span text:style-name="T11"> </text:span></text:p>
      <text:p text:style-name="P23">(gdb) break mul.c:4</text:p>
      <text:p text:style-name="P23">Breakpoint 1 at 0x5555555551c4: file mul.c, line 5.</text:p>
      <text:p text:style-name="P90">(gdb) run</text:p>
      <text:p text:style-name="P96">Starting program: /home/mits/gokul ds/mul_out </text:p>
      <text:p text:style-name="P96">[Thread debugging using libthread_db enabled]</text:p>
      <text:p text:style-name="P96">Using host libthread_db library "/lib/x86_64-linux-gnu/libthread_db.so.1".</text:p>
      <text:p text:style-name="P96"/>
      <text:p text:style-name="P96">Breakpoint 1, main () at mul.c:5</text:p>
      <text:p text:style-name="P96">5<text:tab/>printf("enter num 1:\n");</text:p>
      <text:list xml:id="list112066680" text:style-name="WWNum4">
        <text:list-item>
          <text:p text:style-name="P37">Command: next </text:p>
        </text:list-item>
      </text:list>
      <text:p text:style-name="P23">Executes the next line of code without diving into functions.</text:p>
      <text:p text:style-name="P33"><text:span text:style-name="T17">Output</text:span><text:span text:style-name="T11"> </text:span></text:p>
      <text:p text:style-name="P33"><text:span text:style-name="T13">(</text:span><text:span text:style-name="T12">gdb) next</text:span></text:p>
      <text:p text:style-name="P83">enter num 1:</text:p>
      <text:p text:style-name="P83">6<text:tab/>scanf("%d",&amp;a);</text:p>
      <text:p text:style-name="P83">(gdb) next</text:p>
      <text:p text:style-name="P83">4</text:p>
      <text:p text:style-name="P83">7<text:tab/>printf("enter num 2:\n");</text:p>
      <text:list xml:id="list144538463299282" text:continue-numbering="true" text:style-name="WWNum4">
        <text:list-item>
          <text:p text:style-name="P37">Command: clear</text:p>
        </text:list-item>
      </text:list>
      <text:p text:style-name="P23">Clears all breakpoints.</text:p>
      <text:p text:style-name="P33"><text:span text:style-name="T17">Output</text:span><text:span text:style-name="T11"> </text:span></text:p>
      <text:p text:style-name="P23">(gdb) clear</text:p>
      <text:p text:style-name="P23">No breakpoint at this line.</text:p>
      <text:list xml:id="list144538345395676" text:continue-numbering="true" text:style-name="WWNum4">
        <text:list-item>
          <text:p text:style-name="P38"><text:soft-page-break/>Command: print</text:p>
        </text:list-item>
      </text:list>
      <text:p text:style-name="P23">Displays the value of a variable.</text:p>
      <text:p text:style-name="P33"><text:span text:style-name="T17">Output</text:span><text:span text:style-name="T11"> </text:span></text:p>
      <text:p text:style-name="P23">(gdb) print a</text:p>
      <text:p text:style-name="P23">$1 = 4</text:p>
      <text:list xml:id="list144539753496169" text:continue-numbering="true" text:style-name="WWNum4">
        <text:list-item>
          <text:p text:style-name="P37">Command: display </text:p>
        </text:list-item>
      </text:list>
      <text:p text:style-name="P23">Displays the current values of the specified variable after every step.</text:p>
      <text:p text:style-name="P33"><text:span text:style-name="T17">Output</text:span><text:span text:style-name="T11"> </text:span></text:p>
      <text:p text:style-name="P23">(gdb) display a</text:p>
      <text:p text:style-name="P23">1: a = 4</text:p>
      <text:list xml:id="list144539028247297" text:continue-numbering="true" text:style-name="WWNum4">
        <text:list-item>
          <text:p text:style-name="P35">Command: quit</text:p>
        </text:list-item>
      </text:list>
      <text:p text:style-name="P23">Exits out of GDB.</text:p>
      <text:p text:style-name="P33"><text:span text:style-name="T11">(gdb) </text:span><text:span text:style-name="T20">quit</text:span></text:p>
      <text:p text:style-name="P100"><text:span text:style-name="T11">A debugging session is active.</text:span></text:p>
      <text:p text:style-name="P100"><text:span text:style-name="T11"/></text:p>
      <text:p text:style-name="P100"><text:span text:style-name="T11"><text:tab/>Inferior 1 [process 5092] will be killed.</text:span></text:p>
      <text:p text:style-name="P100"><text:span text:style-name="T11"/></text:p>
      <text:p text:style-name="P100"><text:span text:style-name="T11">Quit anyway? (y or n) </text:span></text:p>
      <text:p text:style-name="P102"/>
      <text:p text:style-name="P42"><text:span text:style-name="T7">Experiment 3<text:tab/><text:tab/><text:tab/><text:tab/><text:tab/><text:tab/><text:tab/>Date:</text:span></text:p>
      <text:p text:style-name="P64"/>
      <text:p text:style-name="P59"><text:span text:style-name="T7">Familiarisation with gprof</text:span></text:p>
      <text:p text:style-name="P42"><text:span text:style-name="T7">Aim:</text:span></text:p>
      <text:p text:style-name="P43"><text:span text:style-name="T2">Write a program for finding the sum of two numbers </text:span><text:span text:style-name="T8">using a function</text:span><text:span text:style-name="T2">. Then profile the executable with gprof.</text:span></text:p>
      <text:p text:style-name="P69"/>
      <text:p text:style-name="P104"><text:span text:style-name="T19">gprof</text:span></text:p>
      <text:p text:style-name="P99"><text:span text:style-name="T21">Gprof is a profiling program which collects and arranges statistics on our programs.Basically, it looks into each of our functions and inserts code at the head and tail of each one to collect timing information. Then, when <text:s/>we run our program normally, it creates "gmon.out". In order to produce profiling information, the program must be compiled with specific options to tell it to record this information. The important options are: ‘-pg' (profile graph) and '-g' (debug information) must be included.</text:span></text:p>
      <text:p text:style-name="P44"><text:span text:style-name="T19">Program</text:span></text:p>
      <text:p text:style-name="P44"><text:span text:style-name="T22">#include&lt;stdio.h&gt;</text:span></text:p>
      <text:p text:style-name="P44"><text:span text:style-name="T22">int sum(int x, int y){</text:span></text:p>
      <text:p text:style-name="P44"><text:span text:style-name="T22"><text:s text:c="4"/>return x+y;</text:span></text:p>
      <text:p text:style-name="P44"><text:span text:style-name="T22">}</text:span></text:p>
      <text:p text:style-name="P44"><text:span text:style-name="T22">void main(){</text:span></text:p>
      <text:p text:style-name="P44"><text:span text:style-name="T22"><text:s text:c="4"/>int a,b;</text:span></text:p>
      <text:p text:style-name="P44"><text:span text:style-name="T22"><text:s text:c="4"/>printf("Enter 2 numbers : ");</text:span></text:p>
      <text:p text:style-name="P44"><text:span text:style-name="T22"><text:s text:c="4"/>scanf("%d %d",&amp;a,&amp;b);</text:span></text:p>
      <text:p text:style-name="P44"><text:span text:style-name="T22"><text:s text:c="4"/>printf("Sum : %d",sum(a,b));</text:span></text:p>
      <text:p text:style-name="P44"><text:span text:style-name="T22">}</text:span></text:p>
      <text:p text:style-name="P97"/>
      <text:p text:style-name="P44"><text:span text:style-name="T19">Output</text:span></text:p>
      <text:p text:style-name="P44"><text:span text:style-name="T8">mits@mits-H610M-H-V2-DDR4:~/gokul ds$ gcc sum.c</text:span></text:p>
      <text:p text:style-name="P44"><text:span text:style-name="T8">mits@mits-H610M-H-V2-DDR4:~/gokul ds$ ./a.out</text:span></text:p>
      <text:p text:style-name="P44"><text:span text:style-name="T8">Enter 2 numbers : 9 7</text:span></text:p>
      <text:p text:style-name="P44"><text:span text:style-name="T8">Sum : 16</text:span></text:p>
      <text:p text:style-name="P44"><text:span text:style-name="T8"/></text:p>
      <text:p text:style-name="P45"><text:span text:style-name="T7">Option: -pg</text:span></text:p>
      <text:p text:style-name="P45"><text:span text:style-name="T8">To compile a source file for profiling, specify the ‘</text:span><text:span text:style-name="T30">-pg</text:span><text:span text:style-name="T8">’ option when we run the compiler. </text:span><text:span text:style-name="T31">-pg</text:span><text:span text:style-name="T32">’</text:span><text:span text:style-name="T33">, alters either compilation or linking to do what is necessary for profiling.</text:span></text:p>
      <text:p text:style-name="P92"/>
      <text:p text:style-name="P44"><text:span text:style-name="T8"/></text:p>
      <text:p text:style-name="P44"><text:soft-page-break/><text:span text:style-name="T8">mits@mits-H610M-H-V2-DDR4:~/gokul ds$ gcc -pg -o sum.out sum.c</text:span></text:p>
      <text:p text:style-name="P44"><text:span text:style-name="T8">mits@mits-H610M-H-V2-DDR4:~/gokul ds$ ./sum.out</text:span></text:p>
      <text:p text:style-name="P44"><text:span text:style-name="T8">Enter 2 numbers : 8 6</text:span></text:p>
      <text:p text:style-name="P44"><text:span text:style-name="T8">Sum : 14</text:span></text:p>
      <text:p text:style-name="P69"/>
      <text:p text:style-name="P44"><text:span text:style-name="T8">mits@mits-H610M-H-V2-DDR4:~/gokul ds$ gprof ./sum.out gmon.out &gt; pgm3.txt</text:span></text:p>
      <text:p text:style-name="P69"/>
      <text:p text:style-name="P65"/>
      <text:p text:style-name="P44"><text:span text:style-name="T7">pgm3.txt</text:span></text:p>
      <text:p text:style-name="P69"/>
      <text:p text:style-name="P44"><text:span text:style-name="T8">Flat profile:</text:span></text:p>
      <text:p text:style-name="P44"><text:span text:style-name="T8"/></text:p>
      <text:p text:style-name="P44"><text:span text:style-name="T8">Each sample counts as 0.01 seconds.</text:span></text:p>
      <text:p text:style-name="P44"><text:span text:style-name="T8"><text:s/>no time accumulated</text:span></text:p>
      <text:p text:style-name="P44"><text:span text:style-name="T8"/></text:p>
      <text:p text:style-name="P44"><text:span text:style-name="T8"><text:s text:c="2"/>% <text:s text:c="2"/>cumulative <text:s text:c="2"/>self <text:s text:c="13"/>self <text:s text:c="4"/>total <text:s text:c="10"/></text:span></text:p>
      <text:p text:style-name="P44"><text:span text:style-name="T8"><text:s/>time <text:s text:c="2"/>seconds <text:s text:c="2"/>seconds <text:s text:c="3"/>calls <text:s/>Ts/call <text:s/>Ts/call <text:s/>name <text:s text:c="3"/></text:span></text:p>
      <text:p text:style-name="P44"><text:span text:style-name="T8"><text:s text:c="2"/>0.00 <text:s text:c="5"/>0.00 <text:s text:c="4"/>0.00 <text:s text:c="7"/>1 <text:s text:c="4"/>0.00 <text:s text:c="4"/>0.00 <text:s/>sum</text:span></text:p>
      <text:p text:style-name="P66"/>
      <text:p text:style-name="P42"><text:span text:style-name="T7">Experiment 4<text:tab/><text:tab/><text:tab/><text:tab/><text:tab/><text:tab/><text:tab/>Date:</text:span></text:p>
      <text:p text:style-name="P64"/>
      <text:p text:style-name="P59"><text:span text:style-name="T7">Different types of functions</text:span></text:p>
      <text:p text:style-name="P42"><text:span text:style-name="T7">Aim:</text:span></text:p>
      <text:p text:style-name="P43"><text:span text:style-name="T2">Write a program for finding the sum of two numbers using different types of functions.</text:span></text:p>
      <text:p text:style-name="P47"><text:span text:style-name="T2">a) Function with argument and return type</text:span></text:p>
      <text:p text:style-name="P47"><text:span text:style-name="T2">b) Function with argument and no return type</text:span></text:p>
      <text:p text:style-name="P47"><text:span text:style-name="T2">c) Function without argument and return type</text:span></text:p>
      <text:p text:style-name="P47"><text:span text:style-name="T2">d) Function without argument and no return type</text:span></text:p>
      <text:p text:style-name="P43"><text:span text:style-name="T2">This program should have menu driven options.</text:span></text:p>
      <text:p text:style-name="P46"><text:span text:style-name="T19">Algorithm:</text:span></text:p>
      <text:p text:style-name="P44"><text:span text:style-name="T16">main()</text:span></text:p>
      <text:list xml:id="list1012446276" text:style-name="WWNum12">
        <text:list-item text:start-value="1">
          <text:p text:style-name="P49"><text:span text:style-name="T22">Start</text:span></text:p>
        </text:list-item>
        <text:list-item text:style-override="WWNum7">
          <text:p text:style-name="P50"><text:span text:style-name="T22">Declare ch, num1,num2</text:span></text:p>
        </text:list-item>
        <text:list-item text:style-override="WWNum7">
          <text:p text:style-name="P50"><text:span text:style-name="T22">Display choices.</text:span></text:p>
        </text:list-item>
        <text:list-item text:style-override="WWNum7">
          <text:p text:style-name="P50"><text:span text:style-name="T22">Read option ch.</text:span></text:p>
          <text:list text:style-name="WWNum7">
            <text:list-item>
              <text:p text:style-name="P50"><text:span text:style-name="T22">if ch==1 call sum1().</text:span></text:p>
            </text:list-item>
            <text:list-item>
              <text:p text:style-name="P50"><text:span text:style-name="T22">if ch==2 input num1 and num2 and call sum2().</text:span></text:p>
            </text:list-item>
            <text:list-item>
              <text:p text:style-name="P50"><text:span text:style-name="T22">if ch==3 print sum3().</text:span></text:p>
            </text:list-item>
            <text:list-item>
              <text:p text:style-name="P50"><text:span text:style-name="T22">if ch==3 input num1 and num2 and print sum4().</text:span></text:p>
            </text:list-item>
          </text:list>
        </text:list-item>
        <text:list-item text:style-override="WWNum7">
          <text:p text:style-name="P50"><text:span text:style-name="T22">Repeat steps 3 </text:span><text:span text:style-name="T23">&amp; 4</text:span><text:span text:style-name="T22"> while ch&gt;0&amp;&amp;ch&lt;4.</text:span></text:p>
        </text:list-item>
        <text:list-item text:style-override="WWNum7">
          <text:p text:style-name="P50"><text:span text:style-name="T22">Stop.</text:span></text:p>
        </text:list-item>
      </text:list>
      <text:p text:style-name="P42"><text:span text:style-name="T22"><text:tab/></text:span></text:p>
      <text:p text:style-name="P48"><text:span text:style-name="T16">void sum1()</text:span></text:p>
      <text:list xml:id="list3395477160" text:style-name="WWNum13">
        <text:list-item text:start-value="1">
          <text:p text:style-name="P51"><text:span text:style-name="T22">Start</text:span></text:p>
        </text:list-item>
        <text:list-item text:style-override="WWNum8">
          <text:p text:style-name="P52"><text:span text:style-name="T22">Declare a and b.</text:span></text:p>
        </text:list-item>
        <text:list-item text:style-override="WWNum8">
          <text:p text:style-name="P52"><text:span text:style-name="T22">Read a and b.</text:span></text:p>
        </text:list-item>
        <text:list-item text:style-override="WWNum8">
          <text:p text:style-name="P52"><text:span text:style-name="T22">Print a+b.</text:span></text:p>
        </text:list-item>
        <text:list-item text:style-override="WWNum8">
          <text:p text:style-name="P52"><text:span text:style-name="T22">Exit.</text:span></text:p>
        </text:list-item>
      </text:list>
      <text:p text:style-name="P42"><text:span text:style-name="T22"><text:tab/></text:span></text:p>
      <text:p text:style-name="P48"><text:span text:style-name="T16">void sum2(int a, int b)</text:span></text:p>
      <text:list xml:id="list755629356" text:style-name="WWNum14">
        <text:list-item text:start-value="1">
          <text:p text:style-name="P53"><text:span text:style-name="T22">Start</text:span></text:p>
        </text:list-item>
        <text:list-item text:style-override="WWNum9">
          <text:p text:style-name="P54"><text:span text:style-name="T22">Print a+b.</text:span></text:p>
        </text:list-item>
        <text:list-item text:style-override="WWNum9">
          <text:p text:style-name="P54"><text:span text:style-name="T22">Exit.</text:span></text:p>
        </text:list-item>
      </text:list>
      <text:p text:style-name="P42"><text:span text:style-name="T22"><text:tab/></text:span></text:p>
      <text:p text:style-name="P48"><text:span text:style-name="T16">int sum3()</text:span></text:p>
      <text:list xml:id="list3151928106" text:style-name="WWNum15">
        <text:list-item text:start-value="1">
          <text:p text:style-name="P55"><text:span text:style-name="T22">Start</text:span></text:p>
        </text:list-item>
        <text:list-item text:style-override="WWNum10">
          <text:p text:style-name="P56"><text:span text:style-name="T22">Declare a and b.</text:span></text:p>
        </text:list-item>
        <text:list-item text:style-override="WWNum10">
          <text:p text:style-name="P56"><text:span text:style-name="T22">Read a and b.</text:span></text:p>
        </text:list-item>
        <text:list-item text:style-override="WWNum10">
          <text:p text:style-name="P56"><text:span text:style-name="T22">Return a+b.</text:span></text:p>
        </text:list-item>
        <text:list-item text:style-override="WWNum10">
          <text:p text:style-name="P56"><text:span text:style-name="T22">Exit.</text:span></text:p>
        </text:list-item>
      </text:list>
      <text:p text:style-name="P42"><text:span text:style-name="T22"><text:tab/></text:span></text:p>
      <text:p text:style-name="P48"><text:span text:style-name="T16">int sum4(int a, int b)</text:span></text:p>
      <text:list xml:id="list1462065910" text:style-name="WWNum16">
        <text:list-item text:start-value="1">
          <text:p text:style-name="P57"><text:span text:style-name="T22">Start</text:span></text:p>
        </text:list-item>
        <text:list-item text:style-override="WWNum11">
          <text:p text:style-name="P58"><text:soft-page-break/><text:span text:style-name="T22">Return a+b</text:span></text:p>
        </text:list-item>
        <text:list-item text:style-override="WWNum11">
          <text:p text:style-name="P58"><text:span text:style-name="T22">Exit.</text:span></text:p>
        </text:list-item>
      </text:list>
      <text:p text:style-name="P44"><text:span text:style-name="T19">Program</text:span></text:p>
      <text:p text:style-name="P97"/>
      <text:p text:style-name="P44"><text:span text:style-name="T22">// write the program here</text:span></text:p>
      <text:p text:style-name="P97"/>
      <text:p text:style-name="P97"/>
      <text:p text:style-name="P44"><text:span text:style-name="T19">Output</text:span></text:p>
      <text:p text:style-name="P103"/>
      <text:p text:style-name="P69"/>
      <text:p text:style-name="P69"/>
      <text:p text:style-name="P101"><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5">
        <style:list-level-properties text:list-level-position-and-space-mode="label-alignment">
          <style:list-level-label-alignment text:label-followed-by="listtab" fo:text-indent="-0.635cm" fo:margin-left="1.9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0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8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text:start-value="4">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02"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04"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05"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07"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08"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0"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11"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13"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14"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16"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17"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65"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66"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8"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9"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71"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72"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9"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0"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22"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23"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25"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26"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28"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9"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31"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32"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34"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35"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83"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84"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86"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87"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9"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0"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37"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38"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0"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41"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43"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44"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92"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93"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95"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96"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98"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9"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M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M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text-underline-style="solid" style:text-underline-width="auto" style:text-underline-color="font-color"/>
    </style:style>
    <style:style style:name="M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MP5"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21.001cm" fo:page-height="29.7cm" style:num-format="1" style:print-orientation="portrait" fo:margin-top="1.249cm" fo:margin-bottom="1.199cm" fo:margin-left="2.54cm" fo:margin-right="2.54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341cm" fo:margin-left="0cm" fo:margin-right="0cm" fo:margin-top="1.2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MCA135 DS Lab<text:tab/><text:tab/>S1 MCA (2024-26 Batch)</text:p>
        <text:p text:style-name="MP2"/>
      </style:header>
      <style:footer>
        <text:p text:style-name="MP3"/>
        <text:p text:style-name="MP4"><text:span text:style-name="MT1">Dept. of Computer Applications<text:tab/></text:span><text:span text:style-name="MT1"><text:page-number text:select-page="current">4</text:page-number></text:span><text:span text:style-name="MT1"><text:tab/>MITS</text:span></text:p>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01:14:00</meta:creation-date>
    <meta:initial-creator>ACER</meta:initial-creator>
    <dc:language>en-IN</dc:language>
    <dc:date>2024-10-30T14:45:37.733340009</dc:date>
    <meta:editing-cycles>40</meta:editing-cycles>
    <meta:editing-duration>PT3H5M33S</meta:editing-duration>
    <meta:generator>LibreOffice/7.3.7.2$Linux_X86_64 LibreOffice_project/30$Build-2</meta:generator>
    <meta:document-statistic meta:table-count="0" meta:image-count="0" meta:object-count="0" meta:page-count="16" meta:paragraph-count="340" meta:word-count="1794" meta:character-count="11442" meta:non-whitespace-character-count="9808"/>
    <meta:user-defined meta:name="AppVersion">15.0000</meta:user-defined>
    <meta:template xlink:type="simple" xlink:actuate="onRequest" xlink:title="Normal.dotm" xlink:href=""/>
  </office:meta>
</office:document-meta>
</file>